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44546A"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5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6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8" style:family="table-cell" style:parent-style-name="Default" style:data-style-name="N0">
      <style:table-cell-properties fo:background-color="#FFEB9C"/>
      <style:text-properties fo:color="#9C5700"/>
    </style:style>
    <style:style style:name="ce9" style:family="table-cell" style:parent-style-name="Default" style:data-style-name="N0">
      <style:table-cell-properties fo:background-color="#FFCC99"/>
      <style:text-properties fo:color="#3F3F76"/>
    </style:style>
    <style:style style:name="ce10" style:family="table-cell" style:parent-style-name="Default" style:data-style-name="N30"/>
    <style:style style:name="ce11" style:family="table-cell" style:parent-style-name="Default" style:data-style-name="N0">
      <style:text-properties fo:color="#7F7F7F" fo:font-style="italic" style:font-style-asian="italic" style:font-style-complex="italic"/>
    </style:style>
    <style:style style:name="ce12" style:family="table-cell" style:parent-style-name="Default" style:data-style-name="N30">
      <style:table-cell-properties fo:border-top="2pt solid #000000" fo:border-bottom="none" fo:border-left="2pt solid #000000" fo:border-right="none"/>
    </style:style>
    <style:style style:name="ce13" style:family="table-cell" style:parent-style-name="Default" style:data-style-name="N30">
      <style:table-cell-properties fo:border-top="2pt solid #000000" fo:border-bottom="none" fo:border-left="2pt solid #000000" fo:border-right="2pt solid #000000"/>
    </style:style>
    <style:style style:name="ce14" style:family="table-cell" style:parent-style-name="Default" style:data-style-name="N30">
      <style:table-cell-properties fo:border-top="none" fo:border-bottom="none" fo:border-left="none" fo:border-right="2pt solid #000000"/>
    </style:style>
    <style:style style:name="ce15" style:family="table-cell" style:parent-style-name="Default" style:data-style-name="N0">
      <style:table-cell-properties fo:background-color="#C6EFCE"/>
      <style:text-properties fo:color="#006100"/>
    </style:style>
    <style:style style:name="ce16" style:family="table-cell" style:parent-style-name="Default" style:data-style-name="N30">
      <style:table-cell-properties fo:border-top="none" fo:border-bottom="none" fo:border-left="2pt solid #000000" fo:border-right="2pt solid #000000" fo:background-color="#FFEB9C"/>
      <style:text-properties fo:color="#9C5700"/>
    </style:style>
    <style:style style:name="ce17" style:family="table-cell" style:parent-style-name="Default" style:data-style-name="N0">
      <style:table-cell-properties fo:border-top="none" fo:border-bottom="none" fo:border-left="2pt solid #000000" fo:border-right="none" fo:background-color="#FFEB9C"/>
      <style:text-properties fo:color="#9C5700"/>
    </style:style>
    <style:style style:name="ce18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9" style:family="table-cell" style:parent-style-name="Default" style:data-style-name="N30">
      <style:table-cell-properties fo:border-top="none" fo:border-bottom="2pt solid #000000" fo:border-left="2pt solid #000000" fo:border-right="2pt solid #000000" fo:background-color="#FFEB9C"/>
      <style:text-properties fo:color="#9C5700"/>
    </style:style>
    <style:style style:name="ce20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2" style:family="table-cell" style:parent-style-name="Default" style:data-style-name="N0">
      <style:text-properties fo:color="#000000"/>
    </style:style>
    <style:style style:name="ce23" style:family="table-cell" style:parent-style-name="Default" style:data-style-name="N0">
      <style:text-properties fo:color="#1155CC" style:text-underline-style="solid" style:text-underline-type="single"/>
    </style:style>
    <style:style style:name="ce24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25" style:family="table-cell" style:parent-style-name="Default" style:data-style-name="N30">
      <style:table-cell-properties fo:border-top="none" fo:border-bottom="none" fo:border-left="2pt solid #000000" fo:border-right="none"/>
    </style:style>
    <style:style style:name="ce26" style:family="table-cell" style:parent-style-name="Default" style:data-style-name="N30">
      <style:table-cell-properties fo:border-top="none" fo:border-bottom="none" fo:border-left="2pt solid #000000" fo:border-right="2pt solid #000000"/>
    </style:style>
    <style:style style:name="ce27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ext-properties fo:color="#7F7F7F" fo:font-style="italic" style:font-style-asian="italic" style:font-style-complex="italic"/>
    </style:style>
    <style:style style:name="ce30" style:family="table-cell" style:parent-style-name="Default" style:data-style-name="N0"/>
    <style:style style:name="ce31" style:family="table-cell" style:parent-style-name="Default" style:data-style-name="N30"/>
    <style:style style:name="ce32" style:family="table-cell" style:parent-style-name="Default" style:data-style-name="N30"/>
    <style:style style:name="ce33" style:family="table-cell" style:parent-style-name="Hyperlink" style:data-style-name="N0">
      <style:text-properties fo:color="#000000" style:text-underline-style="solid" style:text-underline-type="single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5.23875cm"/>
    </style:style>
    <style:style style:name="co6" style:family="table-column">
      <style:table-column-properties fo:break-before="auto" style:column-width="1.905cm" style:use-optimal-column-width="true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1.77270833333333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1.61395833333333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1.95791666666667cm" style:use-optimal-column-width="true"/>
    </style:style>
    <style:style style:name="co18" style:family="table-column">
      <style:table-column-properties fo:break-before="auto" style:column-width="2.27541666666667cm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keCode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number-columns-repeated="6" table:default-cell-style-name="ce1"/>
        <table:table-column table:style-name="co16" table:number-columns-repeated="16358" table:default-cell-style-name="ce1"/>
        <table:table-row table:style-name="ro1">
          <table:table-cell office:value-type="string" table:style-name="ce2">
            <text:p>ASM TARGET</text:p>
          </table:table-cell>
          <table:table-cell table:number-columns-repeated="5" table:style-name="ce1"/>
          <table:table-cell office:value-type="string" table:style-name="ce2">
            <text:p>Comment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6D16C 88 4A 00 F9 <text:s text:c="12"/>STR <text:s text:c="12"/>X8, [X20,#0x90]</text:p>
          </table:table-cell>
          <table:table-cell table:number-columns-repeated="3" table:style-name="ce3"/>
          <table:table-cell table:number-columns-repeated="2" table:style-name="ce1"/>
          <table:table-cell office:value-type="string" table:style-name="ce9">
            <text:p>value ptr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How to use</text:p>
          </table:table-cell>
          <table:table-cell table:number-columns-repeated="3" table:style-name="ce3"/>
          <table:table-cell table:number-columns-repeated="16380" table:style-name="ce1"/>
        </table:table-row>
        <table:table-row table:style-name="ro2">
          <table:table-cell office:value-type="string" table:style-name="ce22">
            <text:p>Step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ill the following cells from the target</text:p>
          </table:table-cell>
          <table:table-cell table:number-columns-repeated="5" table:style-name="ce1"/>
          <table:table-cell table:style-name="ce22"/>
          <table:table-cell table:number-columns-repeated="16377" table:style-name="ce1"/>
        </table:table-row>
        <table:table-row table:style-name="ro2">
          <table:table-cell office:value-type="string" table:style-name="ce1">
            <text:p>Target address</text:p>
          </table:table-cell>
          <table:table-cell table:style-name="ce1"/>
          <table:table-cell office:value-type="string" table:style-name="ce9">
            <text:p>6D16C</text:p>
          </table:table-cell>
          <table:table-cell table:style-name="ce9"/>
          <table:table-cell table:number-columns-repeated="16380" table:style-name="ce1"/>
        </table:table-row>
        <table:table-row table:style-name="ro2">
          <table:table-cell office:value-type="string" table:style-name="ce1">
            <text:p>Original code</text:p>
          </table:table-cell>
          <table:table-cell table:style-name="ce28"/>
          <table:table-cell office:value-type="string" table:style-name="ce9">
            <text:p>STR X8, [X20,#0x90]</text:p>
          </table:table-cell>
          <table:table-cell table:style-name="ce9"/>
          <table:table-cell table:number-columns-repeated="16380" table:style-name="ce1"/>
        </table:table-row>
        <table:table-row table:style-name="ro2">
          <table:table-cell office:value-type="string" table:style-name="ce1">
            <text:p>Desired data</text:p>
          </table:table-cell>
          <table:table-cell table:style-name="ce1"/>
          <table:table-cell office:value-type="string" table:style-name="ce9">
            <text:p>X20,#0x90</text:p>
          </table:table-cell>
          <table:table-cell table:style-name="ce9"/>
          <table:table-cell table:number-columns-repeated="16380" table:style-name="ce1"/>
        </table:table-row>
        <table:table-row table:style-name="ro2">
          <table:table-cell office:value-type="string" table:style-name="ce22">
            <text:p>Step 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2">
            <text:p>Get from Breeze the free code and data space and paste it her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9">
            <text:p>[REMOTE LIFE 1.0.0 TID: 010026E017F54000 BID: EAA59F1693011055]</text:p>
          </table:table-cell>
          <table:table-cell table:number-columns-repeated="6" table:style-name="ce9"/>
          <table:table-cell table:number-columns-repeated="18" table:style-name="ce1"/>
          <table:table-cell table:style-name="ce3"/>
          <table:table-cell table:number-columns-repeated="16358"/>
        </table:table-row>
        <table:table-row table:style-name="ro2">
          <table:table-cell office:value-type="string" table:style-name="ce9">
            <text:p>FreeCode FreeData DataEnd:<text:s/></text:p>
          </table:table-cell>
          <table:table-cell table:number-columns-repeated="6" table:style-name="ce9"/>
          <table:table-cell table:number-columns-repeated="18" table:style-name="ce1"/>
          <table:table-cell table:style-name="ce3"/>
          <table:table-cell table:number-columns-repeated="16358"/>
        </table:table-row>
        <table:table-row table:style-name="ro2">
          <table:table-cell office:value-type="string" table:style-name="ce9">
            <text:p>00648590</text:p>
          </table:table-cell>
          <table:table-cell table:number-columns-repeated="6" table:style-name="ce9"/>
          <table:table-cell table:number-columns-repeated="18" table:style-name="ce1"/>
          <table:table-cell table:style-name="ce3"/>
          <table:table-cell table:number-columns-repeated="16358"/>
        </table:table-row>
        <table:table-row table:style-name="ro2">
          <table:table-cell office:value-type="string" table:style-name="ce9">
            <text:p>06278698</text:p>
          </table:table-cell>
          <table:table-cell table:number-columns-repeated="6" table:style-name="ce9"/>
          <table:table-cell table:number-columns-repeated="18" table:style-name="ce1"/>
          <table:table-cell table:style-name="ce3"/>
          <table:table-cell table:number-columns-repeated="16358"/>
        </table:table-row>
        <table:table-row table:style-name="ro2">
          <table:table-cell office:value-type="string" table:style-name="ce9">
            <text:p>06279000</text:p>
          </table:table-cell>
          <table:table-cell table:number-columns-repeated="6" table:style-name="ce9"/>
          <table:table-cell table:number-columns-repeated="18" table:style-name="ce1"/>
          <table:table-cell table:style-name="ce3"/>
          <table:table-cell table:number-columns-repeated="16358"/>
        </table:table-row>
        <table:table-row table:style-name="ro2">
          <table:table-cell office:value-type="string" table:style-name="ce1">
            <text:p>Step 3</text:p>
          </table:table-cell>
          <table:table-cell table:number-columns-repeated="24" table:style-name="ce1"/>
          <table:table-cell table:style-name="ce3"/>
          <table:table-cell table:number-columns-repeated="16358"/>
        </table:table-row>
        <table:table-row table:style-name="ro2">
          <table:table-cell office:value-type="string" table:style-name="ce22">
            <text:p>Copy<text:s/></text:p>
          </table:table-cell>
          <table:table-cell office:value-type="string" table:style-name="ce32">
            <text:p>=G30:H54</text:p>
          </table:table-cell>
          <table:table-cell office:value-type="string" table:style-name="ce1">
            <text:p>and compile it</text:p>
          </table:table-cell>
          <table:table-cell table:number-columns-repeated="2" table:style-name="ce1"/>
          <table:table-cell office:value-type="string" table:style-name="ce23">
            <text:p><text:a xlink:href="https://armconverter.com/?code=ldr%20x28,%20%20%5BX27%5D%09%0ACBZ%20X28,%0936%0Acmp%20x28,x25%09%0AB.EQ%0936%0Anop%09%0AADD%20X27,X27,%230x10%09%0ASUB%20%20%20%20%20%20%20%20%20%20%20%20%20x29,x29,%231%09%0ACBNZ%20X29,%20%090%0Ab%0944%0ASTR%20%20%20%20%20%20%20%20%20%20%20%20%20X25,%20%5BX27%5D%09%0ASTR%20%20%20%20%20%20%20%20%20%20%20%20%20X26,%20%5BX27,0x8%5D%09%0Aret%09%0ASTP%20%20%20%20%20%20%20%20%20%20%20%20%20X25,%20X26,%20%5BSP,%23-0x90%5D%09%0ASTP%20%20%20%20%20%20%20%20%20%20%20%20%20X27,%20X28,%20%5BSP,%23-0x80%5D%09%0ASTP%20%20%20%20%20%20%20%20%20%20%20%20%20X29,%20X30,%20%5BSP,%23-0x70%5D%09%0Aadd%20x25,%20X20,%230x90%09%0Aldr%20x26,%5BX25%5D%09%0Amov%20x29,%230x00000096%09%0Aadrp%20x27,%20%230x05C30000%09%0Aadd%20x27,x27,%20%230x698%09%0Abl%090%0ALDP%20%20%20%20%20%20%20%20%20%20%20%20%20X25,%20X26,%20%5BSP,%23-0x90%5D%09%0ALDP%20%20%20%20%20%20%20%20%20%20%20%20%20X27,%20X28,%20%5BSP,%23-0x80%5D%09%0ALDP%20%20%20%20%20%20%20%20%20%20%20%20%20X29,%20X30,%20%5BSP,%23-0x70%5D%09%0ASTR%20X8,%20%5BX20,%230x90%5D%09%0A">https://armconverter.com/?code=ldr%20x28,%20%20%5BX27%5D%09%0ACBZ%20X28,%0936%0Acmp%20x28,x25%09%0AB.EQ%0936%0Anop%09%0AADD%20X27,X27,%230x10%09%0ASUB%20%20%20%20%20%20%20%20%20%20%20%20%20x29,x29,%231%09%0ACBNZ%20X29,%20%090%0Ab%0944%0ASTR%20%20%20%20%20%20%20%20%20%20%20%20%20X25,%20%5BX27%5D%09%0ASTR%20%20%20%20%20%20%20%20%20%20%20%20%20X26,%20%5BX27,0x8%5D%09%0Aret%09%0ASTP%20%20%20%20%20%20%20%20%20%20%20%20%20X25,%20X26,%20%5BSP,%23-0x90%5D%09%0ASTP%20%20%20%20%20%20%20%20%20%20%20%20%20X27,%20X28,%20%5BSP,%23-0x80%5D%09%0ASTP%20%20%20%20%20%20%20%20%20%20%20%20%20X29,%20X30,%20%5BSP,%23-0x70%5D%09%0Aadd%20x25,%20X20,%230x90%09%0Aldr%20x26,%5BX25%5D%09%0Amov%20x29,%230x00000096%09%0Aadrp%20x27,%20%230x05C30000%09%0Aadd%20x27,x27,%20%230x698%09%0Abl%090%0ALDP%20%20%20%20%20%20%20%20%20%20%20%20%20X25,%20X26,%20%5BSP,%23-0x90%5D%09%0ALDP%20%20%20%20%20%20%20%20%20%20%20%20%20X27,%20X28,%20%5BSP,%23-0x80%5D%09%0ALDP%20%20%20%20%20%20%20%20%20%20%20%20%20X29,%20X30,%20%5BSP,%23-0x70%5D%09%0ASTR%20X8,%20%5BX20,%230x90%5D%09%0A</text:a></text:p>
          </table:table-cell>
          <table:table-cell table:number-columns-repeated="19" table:style-name="ce1"/>
          <table:table-cell table:style-name="ce3"/>
          <table:table-cell table:number-columns-repeated="16358"/>
        </table:table-row>
        <table:table-row table:style-name="ro2">
          <table:table-cell office:value-type="string" table:style-name="ce22">
            <text:p>Flip GDB switch and paste the result into<text:s/></text:p>
          </table:table-cell>
          <table:table-cell table:number-columns-repeated="3" table:style-name="ce3"/>
          <table:table-cell office:value-type="string" table:style-name="ce32">
            <text:p>=L30:L54</text:p>
          </table:table-cell>
          <table:table-cell table:number-columns-repeated="20" table:style-name="ce1"/>
          <table:table-cell table:style-name="ce3"/>
          <table:table-cell table:number-columns-repeated="16358"/>
        </table:table-row>
        <table:table-row table:style-name="ro2">
          <table:table-cell office:value-type="string" table:style-name="ce22">
            <text:p>Copy<text:s/></text:p>
          </table:table-cell>
          <table:table-cell office:value-type="string" table:style-name="ce32">
            <text:p>=Q20:T55</text:p>
          </table:table-cell>
          <table:table-cell office:value-type="string" table:style-name="ce1">
            <text:p>into cheat code file</text:p>
          </table:table-cell>
          <table:table-cell table:style-name="ce3"/>
          <table:table-cell table:number-columns-repeated="21" table:style-name="ce1"/>
          <table:table-cell table:style-name="ce3"/>
          <table:table-cell table:number-columns-repeated="16358"/>
        </table:table-row>
        <table:table-row table:style-name="ro2">
          <table:table-cell table:number-columns-repeated="7" table:style-name="ce1"/>
          <table:table-cell table:number-columns-repeated="9" table:style-name="ce3"/>
          <table:table-cell table:style-name="ce4"/>
          <table:table-cell table:number-columns-repeated="2" table:style-name="ce5"/>
          <table:table-cell table:style-name="ce6"/>
          <table:table-cell table:number-columns-repeated="6" table:style-name="ce3"/>
          <table:table-cell table:number-columns-repeated="16358"/>
        </table:table-row>
        <table:table-row table:style-name="ro2">
          <table:table-cell table:style-name="ce1"/>
          <table:table-cell table:number-columns-repeated="5" table:style-name="ce3"/>
          <table:table-cell table:style-name="ce1"/>
          <table:table-cell table:number-columns-repeated="2" table:style-name="ce3"/>
          <table:table-cell office:value-type="string" table:style-name="ce3">
            <text:p>[ptr to deposits]</text:p>
          </table:table-cell>
          <table:table-cell table:number-columns-repeated="6" table:style-name="ce3"/>
          <table:table-cell office:value-type="string" office:string-value="[ptr to deposits]" table:formula="of:=[.J21]" table:style-name="ce24">
            <text:p>[ptr to deposits]</text:p>
          </table:table-cell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table:number-columns-repeated="4" table:style-name="ce1"/>
          <table:table-cell table:number-columns-repeated="2" table:style-name="ce3"/>
          <table:table-cell table:style-name="ce1"/>
          <table:table-cell table:number-columns-repeated="2" table:style-name="ce3"/>
          <table:table-cell office:value-type="string" table:style-name="ce3">
            <text:p>04000000</text:p>
          </table:table-cell>
          <table:table-cell office:value-type="string" office:string-value="06278698" table:formula="of:=DEC2HEX(HEX2DEC([.$C48]);8)" table:style-name="ce3">
            <text:p>06278698</text:p>
          </table:table-cell>
          <table:table-cell office:value-type="string" table:style-name="ce3">
            <text:p>00000000</text:p>
          </table:table-cell>
          <table:table-cell table:number-columns-repeated="4" table:style-name="ce3"/>
          <table:table-cell office:value-type="string" office:string-value="04000000" table:formula="of:=[.J22]" table:style-name="ce24">
            <text:p>04000000</text:p>
          </table:table-cell>
          <table:table-cell office:value-type="string" office:string-value="06278698" table:formula="of:=[.K22]" table:style-name="ce3">
            <text:p>06278698</text:p>
          </table:table-cell>
          <table:table-cell office:value-type="string" office:string-value="00000000" table:formula="of:=[.L22]" table:style-name="ce3">
            <text:p>00000000</text:p>
          </table:table-cell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table:number-columns-repeated="4" table:style-name="ce1"/>
          <table:table-cell table:number-columns-repeated="5" table:style-name="ce3"/>
          <table:table-cell office:value-type="string" table:style-name="ce3">
            <text:p>[clear]</text:p>
          </table:table-cell>
          <table:table-cell table:number-columns-repeated="6" table:style-name="ce3"/>
          <table:table-cell office:value-type="string" office:string-value="[clear]" table:formula="of:=[.J23]" table:style-name="ce24">
            <text:p>[clear]</text:p>
          </table:table-cell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table:number-columns-repeated="4" table:style-name="ce1"/>
          <table:table-cell table:number-columns-repeated="5" table:style-name="ce3"/>
          <table:table-cell office:value-type="string" office:string-value="30000000 0000012D" table:formula="of:=&quot;30000000 &quot; &amp; DEC2HEX((HEX2DEC([.$C47])-HEX2DEC([.$C48]))/8;8)" table:style-name="ce3">
            <text:p>30000000 0000012D</text:p>
          </table:table-cell>
          <table:table-cell table:style-name="ce8"/>
          <table:table-cell table:number-columns-repeated="5" table:style-name="ce3"/>
          <table:table-cell office:value-type="string" office:string-value="30000000 0000012D" table:formula="of:=[.J24]" table:style-name="ce24">
            <text:p>30000000 0000012D</text:p>
          </table:table-cell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table:number-columns-repeated="4" table:style-name="ce1"/>
          <table:table-cell table:number-columns-repeated="5" table:style-name="ce3"/>
          <table:table-cell office:value-type="string" table:style-name="ce3">
            <text:p>A8780500<text:s/></text:p>
          </table:table-cell>
          <table:table-cell office:value-type="string" office:string-value="06278698" table:formula="of:=DEC2HEX(HEX2DEC([.$C48]);8)" table:style-name="ce8">
            <text:p>06278698</text:p>
          </table:table-cell>
          <table:table-cell table:number-columns-repeated="5" table:style-name="ce3"/>
          <table:table-cell office:value-type="string" office:string-value="A8780500 " table:formula="of:=[.J25]" table:style-name="ce24">
            <text:p>A8780500<text:s/></text:p>
          </table:table-cell>
          <table:table-cell office:value-type="string" office:string-value="06278698" table:formula="of:=[.K25]" table:style-name="ce3">
            <text:p>06278698</text:p>
          </table:table-cell>
          <table:table-cell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table:number-columns-repeated="9" table:style-name="ce3"/>
          <table:table-cell office:value-type="string" table:style-name="ce3">
            <text:p>78080000</text:p>
          </table:table-cell>
          <table:table-cell office:value-type="string" table:style-name="ce3">
            <text:p>00000008</text:p>
          </table:table-cell>
          <table:table-cell table:number-columns-repeated="5" table:style-name="ce3"/>
          <table:table-cell office:value-type="string" office:string-value="78080000" table:formula="of:=[.J26]" table:style-name="ce24">
            <text:p>78080000</text:p>
          </table:table-cell>
          <table:table-cell office:value-type="string" office:string-value="00000008" table:formula="of:=[.K26]" table:style-name="ce3">
            <text:p>00000008</text:p>
          </table:table-cell>
          <table:table-cell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table:number-columns-repeated="9" table:style-name="ce3"/>
          <table:table-cell office:value-type="string" table:style-name="ce3">
            <text:p>31000000</text:p>
          </table:table-cell>
          <table:table-cell table:number-columns-repeated="6" table:style-name="ce3"/>
          <table:table-cell office:value-type="string" office:string-value="31000000" table:formula="of:=[.J27]" table:style-name="ce24">
            <text:p>31000000</text:p>
          </table:table-cell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table:style-name="ce2">
            <text:p>Cheat code maker</text:p>
          </table:table-cell>
          <table:table-cell table:number-columns-repeated="8" table:style-name="ce3"/>
          <table:table-cell office:value-type="string" table:style-name="ce3">
            <text:p>[Get</text:p>
          </table:table-cell>
          <table:table-cell office:value-type="string" office:string-value="value ptr" table:formula="of:=[.G2]" table:style-name="ce3">
            <text:p>value ptr</text:p>
          </table:table-cell>
          <table:table-cell office:value-type="string" table:style-name="ce3">
            <text:p>]</text:p>
          </table:table-cell>
          <table:table-cell table:number-columns-repeated="4" table:style-name="ce3"/>
          <table:table-cell office:value-type="string" office:string-value="[Get" table:formula="of:=[.J28]" table:style-name="ce24">
            <text:p>[Get</text:p>
          </table:table-cell>
          <table:table-cell office:value-type="string" office:string-value="value ptr" table:formula="of:=[.K28]" table:style-name="ce3">
            <text:p>value ptr</text:p>
          </table:table-cell>
          <table:table-cell office:value-type="string" office:string-value="]" table:formula="of:=[.L28]" table:style-name="ce3">
            <text:p>]</text:p>
          </table:table-cell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6D16C" table:formula="of:=[.C6]" table:style-name="ce3">
            <text:p>6D16C</text:p>
          </table:table-cell>
          <table:table-cell table:style-name="ce10"/>
          <table:table-cell office:value-type="string" office:string-value="006485C0" table:formula="of:=[.A42]" table:style-name="ce3">
            <text:p>006485C0</text:p>
          </table:table-cell>
          <table:table-cell table:number-columns-repeated="3" table:style-name="ce10"/>
          <table:table-cell office:value-type="string" office:string-value="b #0x005DB454" table:formula="of:=&quot;b #0x&quot; &amp; DEC2HEX(HEX2DEC([.$C29])-HEX2DEC([.$A29]);8)" table:style-name="ce8">
            <text:p>b #0x005DB454</text:p>
          </table:table-cell>
          <table:table-cell table:style-name="ce30"/>
          <table:table-cell table:style-name="ce11"/>
          <table:table-cell office:value-type="string" table:style-name="ce3">
            <text:p>04000000</text:p>
          </table:table-cell>
          <table:table-cell office:value-type="string" office:string-value="0006D16C" table:formula="of:=DEC2HEX(HEX2DEC([.$A29]);8)" table:style-name="ce3">
            <text:p>0006D16C</text:p>
          </table:table-cell>
          <table:table-cell office:value-type="string" office:string-value="14176D15" table:formula="of:=DEC2HEX(HEX2DEC(IF(HEX2DEC([.$A29])&lt;HEX2DEC([.$C29]);14000000;18000000))+(HEX2DEC([.$C29])-HEX2DEC([.$A29]))/4;8)" table:style-name="ce8">
            <text:p>14176D15</text:p>
          </table:table-cell>
          <table:table-cell table:number-columns-repeated="4" table:style-name="ce3"/>
          <table:table-cell table:style-name="ce24"/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90" table:formula="of:=[.A13]" table:style-name="ce3">
            <text:p>00648590</text:p>
          </table:table-cell>
          <table:table-cell office:value-type="string" table:style-name="ce10">
            <text:p>find slot</text:p>
          </table:table-cell>
          <table:table-cell table:style-name="ce3"/>
          <table:table-cell table:style-name="ce10"/>
          <table:table-cell office:value-type="float" office:value="0" table:style-name="ce3">
            <text:p>0</text:p>
          </table:table-cell>
          <table:table-cell office:value-type="string" table:style-name="ce29">
            <text:p>find slot</text:p>
          </table:table-cell>
          <table:table-cell office:value-type="string" table:style-name="ce12">
            <text:p>ldr x28, <text:s/>[X27]</text:p>
          </table:table-cell>
          <table:table-cell table:style-name="ce6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90" table:formula="of:=DEC2HEX(HEX2DEC([.$A30]);8)" table:style-name="ce3">
            <text:p>00648590</text:p>
          </table:table-cell>
          <table:table-cell office:value-type="string" table:style-name="ce13">
            <text:p>F940037C</text:p>
          </table:table-cell>
          <table:table-cell table:number-columns-repeated="4" table:style-name="ce3"/>
          <table:table-cell office:value-type="string" table:style-name="ce24">
            <text:p>08000000</text:p>
          </table:table-cell>
          <table:table-cell office:value-type="string" office:string-value="00648590" table:formula="of:=[.K30]" table:style-name="ce3">
            <text:p>00648590</text:p>
          </table:table-cell>
          <table:table-cell office:value-type="string" office:string-value="B400011C" table:formula="of:=[.L31]" table:style-name="ce10">
            <text:p>B400011C</text:p>
          </table:table-cell>
          <table:table-cell office:value-type="string" office:string-value="F940037C" table:formula="of:=[.L30]" table:style-name="ce14">
            <text:p>F940037C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94" table:formula="of:=DEC2HEX(HEX2DEC([.A30])+4;8)" table:style-name="ce3">
            <text:p>00648594</text:p>
          </table:table-cell>
          <table:table-cell table:number-columns-repeated="2" table:style-name="ce3"/>
          <table:table-cell table:style-name="ce10"/>
          <table:table-cell office:value-type="float" office:value="4" table:formula="of:=[.E30]+4" table:style-name="ce3">
            <text:p>4</text:p>
          </table:table-cell>
          <table:table-cell table:style-name="ce30"/>
          <table:table-cell office:value-type="string" table:style-name="ce25">
            <text:p>CBZ X28,</text:p>
          </table:table-cell>
          <table:table-cell office:value-type="float" office:value="36" table:formula="of:=[.E39]" table:style-name="ce7">
            <text:p>36</text:p>
          </table:table-cell>
          <table:table-cell office:value-type="string" office:string-value="Save ptr" table:formula="of:=[.F39]" table:style-name="ce29">
            <text:p>Save ptr</text:p>
          </table:table-cell>
          <table:table-cell office:value-type="string" table:style-name="ce3">
            <text:p>04000000</text:p>
          </table:table-cell>
          <table:table-cell office:value-type="string" office:string-value="00648594" table:formula="of:=DEC2HEX(HEX2DEC([.$A31]);8)" table:style-name="ce3">
            <text:p>00648594</text:p>
          </table:table-cell>
          <table:table-cell office:value-type="string" table:style-name="ce26">
            <text:p>B400011C</text:p>
          </table:table-cell>
          <table:table-cell table:number-columns-repeated="4" table:style-name="ce3"/>
          <table:table-cell table:style-name="ce24"/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98" table:formula="of:=DEC2HEX(HEX2DEC([.A31])+4;8)" table:style-name="ce3">
            <text:p>00648598</text:p>
          </table:table-cell>
          <table:table-cell table:number-columns-repeated="2" table:style-name="ce3"/>
          <table:table-cell table:style-name="ce10"/>
          <table:table-cell office:value-type="float" office:value="8" table:formula="of:=[.E31]+4" table:style-name="ce3">
            <text:p>8</text:p>
          </table:table-cell>
          <table:table-cell table:style-name="ce29"/>
          <table:table-cell office:value-type="string" table:style-name="ce25">
            <text:p>cmp x28,x25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98" table:formula="of:=DEC2HEX(HEX2DEC([.$A32]);8)" table:style-name="ce3">
            <text:p>00648598</text:p>
          </table:table-cell>
          <table:table-cell office:value-type="string" table:style-name="ce26">
            <text:p>EB19039F</text:p>
          </table:table-cell>
          <table:table-cell table:style-name="ce10"/>
          <table:table-cell table:number-columns-repeated="3" table:style-name="ce3"/>
          <table:table-cell office:value-type="string" table:style-name="ce24">
            <text:p>08000000</text:p>
          </table:table-cell>
          <table:table-cell office:value-type="string" office:string-value="00648598" table:formula="of:=[.K32]" table:style-name="ce3">
            <text:p>00648598</text:p>
          </table:table-cell>
          <table:table-cell office:value-type="string" office:string-value="540000C0" table:formula="of:=[.L33]" table:style-name="ce10">
            <text:p>540000C0</text:p>
          </table:table-cell>
          <table:table-cell office:value-type="string" office:string-value="EB19039F" table:formula="of:=[.L32]" table:style-name="ce14">
            <text:p>EB19039F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9C" table:formula="of:=DEC2HEX(HEX2DEC([.A32])+4;8)" table:style-name="ce3">
            <text:p>0064859C</text:p>
          </table:table-cell>
          <table:table-cell table:number-columns-repeated="2" table:style-name="ce3"/>
          <table:table-cell table:style-name="ce10"/>
          <table:table-cell office:value-type="float" office:value="12" table:formula="of:=[.E32]+4" table:style-name="ce3">
            <text:p>12</text:p>
          </table:table-cell>
          <table:table-cell table:style-name="ce30"/>
          <table:table-cell office:value-type="string" table:style-name="ce25">
            <text:p>B.EQ</text:p>
          </table:table-cell>
          <table:table-cell office:value-type="float" office:value="36" table:formula="of:=[.E39]" table:style-name="ce7">
            <text:p>36</text:p>
          </table:table-cell>
          <table:table-cell office:value-type="string" office:string-value="Save ptr" table:formula="of:=[.F39]" table:style-name="ce29">
            <text:p>Save ptr</text:p>
          </table:table-cell>
          <table:table-cell office:value-type="string" table:style-name="ce3">
            <text:p>04000000</text:p>
          </table:table-cell>
          <table:table-cell office:value-type="string" office:string-value="0064859C" table:formula="of:=DEC2HEX(HEX2DEC([.$A33]);8)" table:style-name="ce3">
            <text:p>0064859C</text:p>
          </table:table-cell>
          <table:table-cell office:value-type="string" table:style-name="ce26">
            <text:p>540000C0</text:p>
          </table:table-cell>
          <table:table-cell table:style-name="ce10"/>
          <table:table-cell table:number-columns-repeated="3" table:style-name="ce3"/>
          <table:table-cell table:style-name="ce24"/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A0" table:formula="of:=DEC2HEX(HEX2DEC([.A33])+4;8)" table:style-name="ce3">
            <text:p>006485A0</text:p>
          </table:table-cell>
          <table:table-cell table:number-columns-repeated="2" table:style-name="ce3"/>
          <table:table-cell table:style-name="ce10"/>
          <table:table-cell office:value-type="float" office:value="16" table:formula="of:=[.E33]+4" table:style-name="ce3">
            <text:p>16</text:p>
          </table:table-cell>
          <table:table-cell table:style-name="ce30"/>
          <table:table-cell office:value-type="string" table:style-name="ce25">
            <text:p>nop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A0" table:formula="of:=DEC2HEX(HEX2DEC([.$A34]);8)" table:style-name="ce3">
            <text:p>006485A0</text:p>
          </table:table-cell>
          <table:table-cell office:value-type="string" table:style-name="ce26">
            <text:p>D503201F</text:p>
          </table:table-cell>
          <table:table-cell table:style-name="ce10"/>
          <table:table-cell table:number-columns-repeated="3" table:style-name="ce3"/>
          <table:table-cell office:value-type="string" table:style-name="ce24">
            <text:p>08000000</text:p>
          </table:table-cell>
          <table:table-cell office:value-type="string" office:string-value="006485A0" table:formula="of:=[.K34]" table:style-name="ce3">
            <text:p>006485A0</text:p>
          </table:table-cell>
          <table:table-cell office:value-type="string" office:string-value="9100437B" table:formula="of:=[.L35]" table:style-name="ce10">
            <text:p>9100437B</text:p>
          </table:table-cell>
          <table:table-cell office:value-type="string" office:string-value="D503201F" table:formula="of:=[.L34]" table:style-name="ce14">
            <text:p>D503201F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A4" table:formula="of:=DEC2HEX(HEX2DEC([.A34])+4;8)" table:style-name="ce3">
            <text:p>006485A4</text:p>
          </table:table-cell>
          <table:table-cell table:number-columns-repeated="2" table:style-name="ce3"/>
          <table:table-cell table:style-name="ce10"/>
          <table:table-cell office:value-type="float" office:value="20" table:formula="of:=[.E34]+4" table:style-name="ce3">
            <text:p>20</text:p>
          </table:table-cell>
          <table:table-cell table:style-name="ce30"/>
          <table:table-cell office:value-type="string" table:style-name="ce25">
            <text:p>ADD X27,X27,#0x10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A4" table:formula="of:=DEC2HEX(HEX2DEC([.$A35]);8)" table:style-name="ce3">
            <text:p>006485A4</text:p>
          </table:table-cell>
          <table:table-cell office:value-type="string" table:style-name="ce26">
            <text:p>9100437B</text:p>
          </table:table-cell>
          <table:table-cell table:number-columns-repeated="4" table:style-name="ce3"/>
          <table:table-cell table:style-name="ce24"/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A8" table:formula="of:=DEC2HEX(HEX2DEC([.A35])+4;8)" table:style-name="ce3">
            <text:p>006485A8</text:p>
          </table:table-cell>
          <table:table-cell table:number-columns-repeated="2" table:style-name="ce3"/>
          <table:table-cell table:style-name="ce10"/>
          <table:table-cell office:value-type="float" office:value="24" table:formula="of:=[.E35]+4" table:style-name="ce3">
            <text:p>24</text:p>
          </table:table-cell>
          <table:table-cell table:style-name="ce30"/>
          <table:table-cell office:value-type="string" table:style-name="ce25">
            <text:p>SUB <text:s text:c="12"/>x29,x29,#1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A8" table:formula="of:=DEC2HEX(HEX2DEC([.$A36]);8)" table:style-name="ce3">
            <text:p>006485A8</text:p>
          </table:table-cell>
          <table:table-cell office:value-type="string" table:style-name="ce26">
            <text:p>D10007BD</text:p>
          </table:table-cell>
          <table:table-cell table:number-columns-repeated="4" table:style-name="ce3"/>
          <table:table-cell office:value-type="string" table:style-name="ce24">
            <text:p>08000000</text:p>
          </table:table-cell>
          <table:table-cell office:value-type="string" office:string-value="006485A8" table:formula="of:=[.K36]" table:style-name="ce3">
            <text:p>006485A8</text:p>
          </table:table-cell>
          <table:table-cell office:value-type="string" office:string-value="B5FFFF3D" table:formula="of:=[.L37]" table:style-name="ce10">
            <text:p>B5FFFF3D</text:p>
          </table:table-cell>
          <table:table-cell office:value-type="string" office:string-value="D10007BD" table:formula="of:=[.L36]" table:style-name="ce14">
            <text:p>D10007BD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AC" table:formula="of:=DEC2HEX(HEX2DEC([.A36])+4;8)" table:style-name="ce3">
            <text:p>006485AC</text:p>
          </table:table-cell>
          <table:table-cell table:number-columns-repeated="2" table:style-name="ce3"/>
          <table:table-cell table:style-name="ce10"/>
          <table:table-cell office:value-type="float" office:value="28" table:formula="of:=[.E36]+4" table:style-name="ce3">
            <text:p>28</text:p>
          </table:table-cell>
          <table:table-cell table:style-name="ce30"/>
          <table:table-cell office:value-type="string" table:style-name="ce25">
            <text:p>CBNZ X29,<text:s/></text:p>
          </table:table-cell>
          <table:table-cell office:value-type="float" office:value="0" table:formula="of:=[.E30]" table:style-name="ce7">
            <text:p>0</text:p>
          </table:table-cell>
          <table:table-cell office:value-type="string" office:string-value="find slot" table:formula="of:=[.F30]" table:style-name="ce29">
            <text:p>find slot</text:p>
          </table:table-cell>
          <table:table-cell office:value-type="string" table:style-name="ce3">
            <text:p>04000000</text:p>
          </table:table-cell>
          <table:table-cell office:value-type="string" office:string-value="006485AC" table:formula="of:=DEC2HEX(HEX2DEC([.$A37]);8)" table:style-name="ce3">
            <text:p>006485AC</text:p>
          </table:table-cell>
          <table:table-cell office:value-type="string" table:style-name="ce26">
            <text:p>B5FFFF3D</text:p>
          </table:table-cell>
          <table:table-cell table:number-columns-repeated="4" table:style-name="ce3"/>
          <table:table-cell table:style-name="ce24"/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B0" table:formula="of:=DEC2HEX(HEX2DEC([.A37])+4;8)" table:style-name="ce3">
            <text:p>006485B0</text:p>
          </table:table-cell>
          <table:table-cell table:number-columns-repeated="2" table:style-name="ce3"/>
          <table:table-cell table:style-name="ce10"/>
          <table:table-cell office:value-type="float" office:value="32" table:formula="of:=[.E37]+4" table:style-name="ce3">
            <text:p>32</text:p>
          </table:table-cell>
          <table:table-cell table:style-name="ce30"/>
          <table:table-cell office:value-type="string" table:style-name="ce25">
            <text:p>b</text:p>
          </table:table-cell>
          <table:table-cell office:value-type="float" office:value="44" table:formula="of:=[.E41]" table:style-name="ce7">
            <text:p>44</text:p>
          </table:table-cell>
          <table:table-cell office:value-type="string" office:string-value="Done" table:formula="of:=[.F41]" table:style-name="ce29">
            <text:p>Done</text:p>
          </table:table-cell>
          <table:table-cell office:value-type="string" table:style-name="ce3">
            <text:p>04000000</text:p>
          </table:table-cell>
          <table:table-cell office:value-type="string" office:string-value="006485B0" table:formula="of:=DEC2HEX(HEX2DEC([.$A38]);8)" table:style-name="ce3">
            <text:p>006485B0</text:p>
          </table:table-cell>
          <table:table-cell office:value-type="string" table:style-name="ce26">
            <text:p>14000003</text:p>
          </table:table-cell>
          <table:table-cell table:number-columns-repeated="4" table:style-name="ce3"/>
          <table:table-cell office:value-type="string" table:style-name="ce24">
            <text:p>08000000</text:p>
          </table:table-cell>
          <table:table-cell office:value-type="string" office:string-value="006485B0" table:formula="of:=[.K38]" table:style-name="ce3">
            <text:p>006485B0</text:p>
          </table:table-cell>
          <table:table-cell office:value-type="string" office:string-value="F9000379" table:formula="of:=[.L39]" table:style-name="ce10">
            <text:p>F9000379</text:p>
          </table:table-cell>
          <table:table-cell office:value-type="string" office:string-value="14000003" table:formula="of:=[.L38]" table:style-name="ce14">
            <text:p>14000003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B4" table:formula="of:=DEC2HEX(HEX2DEC([.A38])+4;8)" table:style-name="ce3">
            <text:p>006485B4</text:p>
          </table:table-cell>
          <table:table-cell table:number-columns-repeated="2" table:style-name="ce3"/>
          <table:table-cell table:style-name="ce10"/>
          <table:table-cell office:value-type="float" office:value="36" table:formula="of:=[.E38]+4" table:style-name="ce3">
            <text:p>36</text:p>
          </table:table-cell>
          <table:table-cell office:value-type="string" table:style-name="ce29">
            <text:p>Save ptr</text:p>
          </table:table-cell>
          <table:table-cell office:value-type="string" table:style-name="ce25">
            <text:p>STR <text:s text:c="12"/>X25, [X27]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B4" table:formula="of:=DEC2HEX(HEX2DEC([.$A39]);8)" table:style-name="ce3">
            <text:p>006485B4</text:p>
          </table:table-cell>
          <table:table-cell office:value-type="string" table:style-name="ce26">
            <text:p>F9000379</text:p>
          </table:table-cell>
          <table:table-cell table:number-columns-repeated="4" table:style-name="ce3"/>
          <table:table-cell table:style-name="ce24"/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B8" table:formula="of:=DEC2HEX(HEX2DEC([.A39])+4;8)" table:style-name="ce3">
            <text:p>006485B8</text:p>
          </table:table-cell>
          <table:table-cell table:number-columns-repeated="2" table:style-name="ce3"/>
          <table:table-cell table:style-name="ce10"/>
          <table:table-cell office:value-type="float" office:value="40" table:formula="of:=[.E39]+4" table:style-name="ce3">
            <text:p>40</text:p>
          </table:table-cell>
          <table:table-cell table:style-name="ce30"/>
          <table:table-cell office:value-type="string" table:style-name="ce25">
            <text:p>STR <text:s text:c="12"/>X26, [X27,0x8]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B8" table:formula="of:=DEC2HEX(HEX2DEC([.$A40]);8)" table:style-name="ce3">
            <text:p>006485B8</text:p>
          </table:table-cell>
          <table:table-cell office:value-type="string" table:style-name="ce26">
            <text:p>F900077A</text:p>
          </table:table-cell>
          <table:table-cell table:number-columns-repeated="4" table:style-name="ce3"/>
          <table:table-cell office:value-type="string" table:style-name="ce24">
            <text:p>08000000</text:p>
          </table:table-cell>
          <table:table-cell office:value-type="string" office:string-value="006485B8" table:formula="of:=[.K40]" table:style-name="ce3">
            <text:p>006485B8</text:p>
          </table:table-cell>
          <table:table-cell office:value-type="string" office:string-value="D65F03C0" table:formula="of:=[.L41]" table:style-name="ce10">
            <text:p>D65F03C0</text:p>
          </table:table-cell>
          <table:table-cell office:value-type="string" office:string-value="F900077A" table:formula="of:=[.L40]" table:style-name="ce14">
            <text:p>F900077A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BC" table:formula="of:=DEC2HEX(HEX2DEC([.A40])+4;8)" table:style-name="ce3">
            <text:p>006485BC</text:p>
          </table:table-cell>
          <table:table-cell table:number-columns-repeated="2" table:style-name="ce3"/>
          <table:table-cell table:style-name="ce10"/>
          <table:table-cell office:value-type="float" office:value="44" table:formula="of:=[.E40]+4" table:style-name="ce3">
            <text:p>44</text:p>
          </table:table-cell>
          <table:table-cell office:value-type="string" table:style-name="ce29">
            <text:p>Done</text:p>
          </table:table-cell>
          <table:table-cell office:value-type="string" table:style-name="ce25">
            <text:p>ret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BC" table:formula="of:=DEC2HEX(HEX2DEC([.$A41]);8)" table:style-name="ce3">
            <text:p>006485BC</text:p>
          </table:table-cell>
          <table:table-cell office:value-type="string" table:style-name="ce26">
            <text:p>D65F03C0</text:p>
          </table:table-cell>
          <table:table-cell table:number-columns-repeated="4" table:style-name="ce3"/>
          <table:table-cell table:style-name="ce24"/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C0" table:formula="of:=DEC2HEX(HEX2DEC([.A41])+4;8)" table:style-name="ce3">
            <text:p>006485C0</text:p>
          </table:table-cell>
          <table:table-cell office:value-type="string" table:style-name="ce15">
            <text:p>hack1</text:p>
          </table:table-cell>
          <table:table-cell table:style-name="ce3"/>
          <table:table-cell table:style-name="ce10"/>
          <table:table-cell office:value-type="float" office:value="48" table:formula="of:=[.E41]+4" table:style-name="ce3">
            <text:p>48</text:p>
          </table:table-cell>
          <table:table-cell table:style-name="ce30"/>
          <table:table-cell office:value-type="string" table:style-name="ce25">
            <text:p>STP <text:s text:c="12"/>X25, X26, [SP,#-0x90]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C0" table:formula="of:=DEC2HEX(HEX2DEC([.$A42]);8)" table:style-name="ce3">
            <text:p>006485C0</text:p>
          </table:table-cell>
          <table:table-cell office:value-type="string" table:style-name="ce26">
            <text:p>A9376BF9</text:p>
          </table:table-cell>
          <table:table-cell table:number-columns-repeated="4" table:style-name="ce3"/>
          <table:table-cell office:value-type="string" table:style-name="ce24">
            <text:p>08000000</text:p>
          </table:table-cell>
          <table:table-cell office:value-type="string" office:string-value="006485C0" table:formula="of:=[.K42]" table:style-name="ce3">
            <text:p>006485C0</text:p>
          </table:table-cell>
          <table:table-cell office:value-type="string" office:string-value="A93873FB" table:formula="of:=[.L43]" table:style-name="ce10">
            <text:p>A93873FB</text:p>
          </table:table-cell>
          <table:table-cell office:value-type="string" office:string-value="A9376BF9" table:formula="of:=[.L42]" table:style-name="ce14">
            <text:p>A9376BF9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C4" table:formula="of:=DEC2HEX(HEX2DEC([.A42])+4;8)" table:style-name="ce3">
            <text:p>006485C4</text:p>
          </table:table-cell>
          <table:table-cell table:number-columns-repeated="2" table:style-name="ce3"/>
          <table:table-cell table:style-name="ce10"/>
          <table:table-cell office:value-type="float" office:value="52" table:formula="of:=[.E42]+4" table:style-name="ce3">
            <text:p>52</text:p>
          </table:table-cell>
          <table:table-cell table:style-name="ce30"/>
          <table:table-cell office:value-type="string" table:style-name="ce25">
            <text:p>STP <text:s text:c="12"/>X27, X28, [SP,#-0x80]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C4" table:formula="of:=DEC2HEX(HEX2DEC([.$A43]);8)" table:style-name="ce3">
            <text:p>006485C4</text:p>
          </table:table-cell>
          <table:table-cell office:value-type="string" table:style-name="ce26">
            <text:p>A93873FB</text:p>
          </table:table-cell>
          <table:table-cell table:number-columns-repeated="4" table:style-name="ce3"/>
          <table:table-cell table:style-name="ce24"/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C8" table:formula="of:=DEC2HEX(HEX2DEC([.A43])+4;8)" table:style-name="ce3">
            <text:p>006485C8</text:p>
          </table:table-cell>
          <table:table-cell table:number-columns-repeated="2" table:style-name="ce3"/>
          <table:table-cell table:style-name="ce10"/>
          <table:table-cell office:value-type="float" office:value="56" table:formula="of:=[.E43]+4" table:style-name="ce3">
            <text:p>56</text:p>
          </table:table-cell>
          <table:table-cell table:style-name="ce30"/>
          <table:table-cell office:value-type="string" table:style-name="ce25">
            <text:p>STP <text:s text:c="12"/>X29, X30, [SP,#-0x70]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C8" table:formula="of:=DEC2HEX(HEX2DEC([.$A44]);8)" table:style-name="ce3">
            <text:p>006485C8</text:p>
          </table:table-cell>
          <table:table-cell office:value-type="string" table:style-name="ce26">
            <text:p>A9397BFD</text:p>
          </table:table-cell>
          <table:table-cell table:number-columns-repeated="4" table:style-name="ce3"/>
          <table:table-cell office:value-type="string" table:style-name="ce24">
            <text:p>08000000</text:p>
          </table:table-cell>
          <table:table-cell office:value-type="string" office:string-value="006485C8" table:formula="of:=[.K44]" table:style-name="ce3">
            <text:p>006485C8</text:p>
          </table:table-cell>
          <table:table-cell office:value-type="string" office:string-value="91024299" table:formula="of:=[.L45]" table:style-name="ce10">
            <text:p>91024299</text:p>
          </table:table-cell>
          <table:table-cell office:value-type="string" office:string-value="A9397BFD" table:formula="of:=[.L44]" table:style-name="ce14">
            <text:p>A9397BFD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CC" table:formula="of:=DEC2HEX(HEX2DEC([.A44])+4;8)" table:style-name="ce3">
            <text:p>006485CC</text:p>
          </table:table-cell>
          <table:table-cell table:number-columns-repeated="2" table:style-name="ce3"/>
          <table:table-cell table:style-name="ce10"/>
          <table:table-cell office:value-type="float" office:value="60" table:formula="of:=[.E44]+4" table:style-name="ce3">
            <text:p>60</text:p>
          </table:table-cell>
          <table:table-cell table:style-name="ce30"/>
          <table:table-cell office:value-type="string" table:style-name="ce25">
            <text:p>add x25,<text:s/></text:p>
          </table:table-cell>
          <table:table-cell office:value-type="string" office:string-value="X20,#0x90" table:formula="of:=[.C8]" table:style-name="ce7">
            <text:p>X20,#0x90</text:p>
          </table:table-cell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CC" table:formula="of:=DEC2HEX(HEX2DEC([.$A45]);8)" table:style-name="ce3">
            <text:p>006485CC</text:p>
          </table:table-cell>
          <table:table-cell office:value-type="string" table:style-name="ce16">
            <text:p>91024299</text:p>
          </table:table-cell>
          <table:table-cell table:number-columns-repeated="4" table:style-name="ce3"/>
          <table:table-cell table:style-name="ce24"/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D0" table:formula="of:=DEC2HEX(HEX2DEC([.A45])+4;8)" table:style-name="ce3">
            <text:p>006485D0</text:p>
          </table:table-cell>
          <table:table-cell table:number-columns-repeated="2" table:style-name="ce3"/>
          <table:table-cell table:style-name="ce10"/>
          <table:table-cell office:value-type="float" office:value="64" table:formula="of:=[.E45]+4" table:style-name="ce3">
            <text:p>64</text:p>
          </table:table-cell>
          <table:table-cell table:style-name="ce30"/>
          <table:table-cell office:value-type="string" table:style-name="ce24">
            <text:p>ldr x26,[X25]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D0" table:formula="of:=DEC2HEX(HEX2DEC([.$A46]);8)" table:style-name="ce3">
            <text:p>006485D0</text:p>
          </table:table-cell>
          <table:table-cell office:value-type="string" table:style-name="ce27">
            <text:p>F940033A</text:p>
          </table:table-cell>
          <table:table-cell table:number-columns-repeated="4" table:style-name="ce3"/>
          <table:table-cell office:value-type="string" table:style-name="ce24">
            <text:p>08000000</text:p>
          </table:table-cell>
          <table:table-cell office:value-type="string" office:string-value="006485D0" table:formula="of:=[.K46]" table:style-name="ce3">
            <text:p>006485D0</text:p>
          </table:table-cell>
          <table:table-cell office:value-type="string" office:string-value="D28012DD" table:formula="of:=[.L47]" table:style-name="ce10">
            <text:p>D28012DD</text:p>
          </table:table-cell>
          <table:table-cell office:value-type="string" office:string-value="F940033A" table:formula="of:=[.L46]" table:style-name="ce14">
            <text:p>F940033A</text:p>
          </table:table-cell>
          <table:table-cell table:number-columns-repeated="6" table:style-name="ce3"/>
          <table:table-cell table:number-columns-repeated="16358"/>
        </table:table-row>
        <table:table-row table:style-name="ro2">
          <table:table-cell office:value-type="string" office:string-value="006485D4" table:formula="of:=DEC2HEX(HEX2DEC([.A46])+4;8)" table:style-name="ce3">
            <text:p>006485D4</text:p>
          </table:table-cell>
          <table:table-cell table:style-name="ce3"/>
          <table:table-cell office:value-type="string" office:string-value="06279000" table:formula="of:=[.A15]" table:style-name="ce3">
            <text:p>06279000</text:p>
          </table:table-cell>
          <table:table-cell office:value-type="string" table:style-name="ce3">
            <text:p>data end before</text:p>
          </table:table-cell>
          <table:table-cell office:value-type="float" office:value="68" table:formula="of:=[.E46]+4" table:style-name="ce3">
            <text:p>68</text:p>
          </table:table-cell>
          <table:table-cell table:style-name="ce31"/>
          <table:table-cell office:value-type="string" office:string-value="mov x29,#0x00000096" table:formula="of:=&quot;mov x29,#0x&quot; &amp; DEC2HEX((HEX2DEC([.$C47])-HEX2DEC([.$C48]))/16;8)" table:style-name="ce17">
            <text:p>mov x29,#0x00000096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D4" table:formula="of:=DEC2HEX(HEX2DEC([.$A47]);8)" table:style-name="ce3">
            <text:p>006485D4</text:p>
          </table:table-cell>
          <table:table-cell office:value-type="string" table:style-name="ce16">
            <text:p>D28012DD</text:p>
          </table:table-cell>
          <table:table-cell table:number-columns-repeated="4" table:style-name="ce3"/>
          <table:table-cell table:style-name="ce24"/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D8" table:formula="of:=DEC2HEX(HEX2DEC([.A47])+4;8)" table:style-name="ce3">
            <text:p>006485D8</text:p>
          </table:table-cell>
          <table:table-cell table:style-name="ce3"/>
          <table:table-cell office:value-type="string" office:string-value="06278698" table:formula="of:=[.A14]" table:style-name="ce3">
            <text:p>06278698</text:p>
          </table:table-cell>
          <table:table-cell office:value-type="string" table:style-name="ce3">
            <text:p>data start here</text:p>
          </table:table-cell>
          <table:table-cell office:value-type="float" office:value="72" table:formula="of:=[.E47]+4" table:style-name="ce3">
            <text:p>72</text:p>
          </table:table-cell>
          <table:table-cell table:style-name="ce31"/>
          <table:table-cell office:value-type="string" office:string-value="adrp x27, #0x05C30000" table:formula="of:=&quot;adrp x27, #0x&quot; &amp; DEC2HEX(HEX2DEC([.$C48])-MOD(HEX2DEC([.$C48]);4096)-HEX2DEC([.$A48])+MOD(HEX2DEC([.$A48]);4096);8)" table:style-name="ce17">
            <text:p>adrp x27, #0x05C30000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D8" table:formula="of:=DEC2HEX(HEX2DEC([.$A48]);8)" table:style-name="ce3">
            <text:p>006485D8</text:p>
          </table:table-cell>
          <table:table-cell office:value-type="string" table:style-name="ce16">
            <text:p>9002E19B</text:p>
          </table:table-cell>
          <table:table-cell table:number-columns-repeated="4" table:style-name="ce3"/>
          <table:table-cell office:value-type="string" table:style-name="ce24">
            <text:p>08000000</text:p>
          </table:table-cell>
          <table:table-cell office:value-type="string" office:string-value="006485D8" table:formula="of:=[.K48]" table:style-name="ce3">
            <text:p>006485D8</text:p>
          </table:table-cell>
          <table:table-cell office:value-type="string" office:string-value="911A637B" table:formula="of:=[.L49]" table:style-name="ce10">
            <text:p>911A637B</text:p>
          </table:table-cell>
          <table:table-cell office:value-type="string" office:string-value="9002E19B" table:formula="of:=[.L48]" table:style-name="ce14">
            <text:p>9002E19B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DC" table:formula="of:=DEC2HEX(HEX2DEC([.A48])+4;8)" table:style-name="ce3">
            <text:p>006485DC</text:p>
          </table:table-cell>
          <table:table-cell office:value-type="string" table:style-name="ce3">
            <text:p>setup x27 = data start</text:p>
          </table:table-cell>
          <table:table-cell table:style-name="ce3"/>
          <table:table-cell table:style-name="ce10"/>
          <table:table-cell office:value-type="float" office:value="76" table:formula="of:=[.E48]+4" table:style-name="ce3">
            <text:p>76</text:p>
          </table:table-cell>
          <table:table-cell table:style-name="ce31"/>
          <table:table-cell office:value-type="string" office:string-value="add x27,x27, #0x698" table:formula="of:=&quot;add x27,x27, #0x&quot;&amp;DEC2HEX(MOD(HEX2DEC([.C48]);4096);3)" table:style-name="ce17">
            <text:p>add x27,x27, #0x698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DC" table:formula="of:=DEC2HEX(HEX2DEC([.$A49]);8)" table:style-name="ce3">
            <text:p>006485DC</text:p>
          </table:table-cell>
          <table:table-cell office:value-type="string" table:style-name="ce16">
            <text:p>911A637B</text:p>
          </table:table-cell>
          <table:table-cell table:number-columns-repeated="4" table:style-name="ce3"/>
          <table:table-cell table:style-name="ce24"/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E0" table:formula="of:=DEC2HEX(HEX2DEC([.A49])+4;8)" table:style-name="ce3">
            <text:p>006485E0</text:p>
          </table:table-cell>
          <table:table-cell table:number-columns-repeated="3" table:style-name="ce3"/>
          <table:table-cell office:value-type="float" office:value="80" table:formula="of:=[.E49]+4" table:style-name="ce3">
            <text:p>80</text:p>
          </table:table-cell>
          <table:table-cell table:style-name="ce31"/>
          <table:table-cell office:value-type="string" table:style-name="ce24">
            <text:p>bl</text:p>
          </table:table-cell>
          <table:table-cell office:value-type="float" office:value="0" table:style-name="ce7">
            <text:p>0</text:p>
          </table:table-cell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E0" table:formula="of:=DEC2HEX(HEX2DEC([.$A50]);8)" table:style-name="ce3">
            <text:p>006485E0</text:p>
          </table:table-cell>
          <table:table-cell office:value-type="string" table:style-name="ce26">
            <text:p>97FFFFEC</text:p>
          </table:table-cell>
          <table:table-cell table:number-columns-repeated="4" table:style-name="ce3"/>
          <table:table-cell office:value-type="string" table:style-name="ce24">
            <text:p>08000000</text:p>
          </table:table-cell>
          <table:table-cell office:value-type="string" office:string-value="006485E0" table:formula="of:=[.K50]" table:style-name="ce3">
            <text:p>006485E0</text:p>
          </table:table-cell>
          <table:table-cell office:value-type="string" office:string-value="A9776BF9" table:formula="of:=[.L51]" table:style-name="ce10">
            <text:p>A9776BF9</text:p>
          </table:table-cell>
          <table:table-cell office:value-type="string" office:string-value="97FFFFEC" table:formula="of:=[.L50]" table:style-name="ce14">
            <text:p>97FFFFEC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E4" table:formula="of:=DEC2HEX(HEX2DEC([.A50])+4;8)" table:style-name="ce3">
            <text:p>006485E4</text:p>
          </table:table-cell>
          <table:table-cell table:number-columns-repeated="2" table:style-name="ce3"/>
          <table:table-cell table:style-name="ce10"/>
          <table:table-cell office:value-type="float" office:value="84" table:formula="of:=[.E50]+4" table:style-name="ce3">
            <text:p>84</text:p>
          </table:table-cell>
          <table:table-cell table:style-name="ce30"/>
          <table:table-cell office:value-type="string" table:style-name="ce25">
            <text:p>LDP <text:s text:c="12"/>X25, X26, [SP,#-0x90]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E4" table:formula="of:=DEC2HEX(HEX2DEC([.$A51]);8)" table:style-name="ce3">
            <text:p>006485E4</text:p>
          </table:table-cell>
          <table:table-cell office:value-type="string" table:style-name="ce26">
            <text:p>A9776BF9</text:p>
          </table:table-cell>
          <table:table-cell table:number-columns-repeated="4" table:style-name="ce3"/>
          <table:table-cell table:style-name="ce24"/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E8" table:formula="of:=DEC2HEX(HEX2DEC([.A51])+4;8)" table:style-name="ce3">
            <text:p>006485E8</text:p>
          </table:table-cell>
          <table:table-cell table:number-columns-repeated="2" table:style-name="ce3"/>
          <table:table-cell table:style-name="ce10"/>
          <table:table-cell office:value-type="float" office:value="88" table:formula="of:=[.E51]+4" table:style-name="ce3">
            <text:p>88</text:p>
          </table:table-cell>
          <table:table-cell table:style-name="ce30"/>
          <table:table-cell office:value-type="string" table:style-name="ce25">
            <text:p>LDP <text:s text:c="12"/>X27, X28, [SP,#-0x80]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E8" table:formula="of:=DEC2HEX(HEX2DEC([.$A52]);8)" table:style-name="ce3">
            <text:p>006485E8</text:p>
          </table:table-cell>
          <table:table-cell office:value-type="string" table:style-name="ce26">
            <text:p>A97873FB</text:p>
          </table:table-cell>
          <table:table-cell table:number-columns-repeated="4" table:style-name="ce3"/>
          <table:table-cell office:value-type="string" table:style-name="ce24">
            <text:p>08000000</text:p>
          </table:table-cell>
          <table:table-cell office:value-type="string" office:string-value="006485E8" table:formula="of:=[.K52]" table:style-name="ce3">
            <text:p>006485E8</text:p>
          </table:table-cell>
          <table:table-cell office:value-type="string" office:string-value="A9797BFD" table:formula="of:=[.L53]" table:style-name="ce10">
            <text:p>A9797BFD</text:p>
          </table:table-cell>
          <table:table-cell office:value-type="string" office:string-value="A97873FB" table:formula="of:=[.L52]" table:style-name="ce14">
            <text:p>A97873FB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EC" table:formula="of:=DEC2HEX(HEX2DEC([.A52])+4;8)" table:style-name="ce3">
            <text:p>006485EC</text:p>
          </table:table-cell>
          <table:table-cell table:number-columns-repeated="2" table:style-name="ce3"/>
          <table:table-cell table:style-name="ce10"/>
          <table:table-cell office:value-type="float" office:value="92" table:formula="of:=[.E52]+4" table:style-name="ce3">
            <text:p>92</text:p>
          </table:table-cell>
          <table:table-cell table:style-name="ce30"/>
          <table:table-cell office:value-type="string" table:style-name="ce25">
            <text:p>LDP <text:s text:c="12"/>X29, X30, [SP,#-0x70]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EC" table:formula="of:=DEC2HEX(HEX2DEC([.$A53]);8)" table:style-name="ce3">
            <text:p>006485EC</text:p>
          </table:table-cell>
          <table:table-cell office:value-type="string" table:style-name="ce26">
            <text:p>A9797BFD</text:p>
          </table:table-cell>
          <table:table-cell table:number-columns-repeated="4" table:style-name="ce3"/>
          <table:table-cell table:style-name="ce24"/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F0" table:formula="of:=DEC2HEX(HEX2DEC([.A53])+4;8)" table:style-name="ce3">
            <text:p>006485F0</text:p>
          </table:table-cell>
          <table:table-cell table:number-columns-repeated="3" table:style-name="ce3"/>
          <table:table-cell office:value-type="float" office:value="96" table:formula="of:=[.E53]+4" table:style-name="ce3">
            <text:p>96</text:p>
          </table:table-cell>
          <table:table-cell office:value-type="string" table:style-name="ce29">
            <text:p>repeat original</text:p>
          </table:table-cell>
          <table:table-cell office:value-type="string" office:string-value="STR X8, [X20,#0x90]" table:formula="of:=[.C7]" table:style-name="ce20">
            <text:p>STR X8, [X20,#0x90]</text:p>
          </table:table-cell>
          <table:table-cell table:style-name="ce18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F0" table:formula="of:=DEC2HEX(HEX2DEC([.$A54]);8)" table:style-name="ce3">
            <text:p>006485F0</text:p>
          </table:table-cell>
          <table:table-cell office:value-type="string" table:style-name="ce19">
            <text:p>F9004A88</text:p>
          </table:table-cell>
          <table:table-cell table:number-columns-repeated="4" table:style-name="ce3"/>
          <table:table-cell office:value-type="string" table:style-name="ce24">
            <text:p>08000000</text:p>
          </table:table-cell>
          <table:table-cell office:value-type="string" office:string-value="006485F0" table:formula="of:=[.K54]" table:style-name="ce3">
            <text:p>006485F0</text:p>
          </table:table-cell>
          <table:table-cell office:value-type="string" office:string-value="17E892DF" table:formula="of:=[.L55]" table:style-name="ce10">
            <text:p>17E892DF</text:p>
          </table:table-cell>
          <table:table-cell office:value-type="string" office:string-value="F9004A88" table:formula="of:=[.L54]" table:style-name="ce14">
            <text:p>F9004A88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F4" table:formula="of:=DEC2HEX(HEX2DEC([.A54])+4;8)" table:style-name="ce3">
            <text:p>006485F4</text:p>
          </table:table-cell>
          <table:table-cell table:style-name="ce3"/>
          <table:table-cell office:value-type="string" office:string-value="0006D170" table:formula="of:=DEC2HEX(HEX2DEC([.A29])+4;8)" table:style-name="ce8">
            <text:p>0006D170</text:p>
          </table:table-cell>
          <table:table-cell table:style-name="ce3"/>
          <table:table-cell office:value-type="float" office:value="100" table:formula="of:=[.E54]+4" table:style-name="ce3">
            <text:p>100</text:p>
          </table:table-cell>
          <table:table-cell office:value-type="string" table:style-name="ce11">
            <text:p>Return</text:p>
          </table:table-cell>
          <table:table-cell office:value-type="string" office:string-value="b #0xFFFFA24B7C" table:formula="of:=&quot;b #0x&quot; &amp; DEC2HEX(HEX2DEC([.$C55])-HEX2DEC([.$A55]);8)" table:style-name="ce8">
            <text:p>b #0xFFFFA24B7C</text:p>
          </table:table-cell>
          <table:table-cell table:style-name="ce30"/>
          <table:table-cell table:style-name="ce11"/>
          <table:table-cell office:value-type="string" table:style-name="ce3">
            <text:p>04000000</text:p>
          </table:table-cell>
          <table:table-cell office:value-type="string" office:string-value="006485F4" table:formula="of:=DEC2HEX(HEX2DEC([.$A55]);8)" table:style-name="ce3">
            <text:p>006485F4</text:p>
          </table:table-cell>
          <table:table-cell office:value-type="string" office:string-value="17E892DF" table:formula="of:=DEC2HEX(HEX2DEC(IF(HEX2DEC([.$A55])&lt;HEX2DEC([.$C55]);14000000;18000000))+(HEX2DEC([.$C55])-HEX2DEC([.$A55]))/4;8)" table:style-name="ce8">
            <text:p>17E892DF</text:p>
          </table:table-cell>
          <table:table-cell table:number-columns-repeated="4" table:style-name="ce3"/>
          <table:table-cell table:style-name="ce20"/>
          <table:table-cell table:number-columns-repeated="2" table:style-name="ce21"/>
          <table:table-cell table:style-name="ce18"/>
          <table:table-cell table:number-columns-repeated="6" table:style-name="ce3"/>
          <table:table-cell table:number-columns-repeated="16358"/>
        </table:table-row>
        <table:table-row table:style-name="ro3">
          <table:table-cell table:number-columns-repeated="26" table:style-name="ce3"/>
          <table:table-cell table:number-columns-repeated="16358"/>
        </table:table-row>
        <table:table-row table:style-name="ro3">
          <table:table-cell office:value-type="string" table:style-name="ce9">
            <text:p>Input<text:s/></text:p>
          </table:table-cell>
          <table:table-cell table:number-columns-repeated="25" table:style-name="ce3"/>
          <table:table-cell table:number-columns-repeated="16358"/>
        </table:table-row>
        <table:table-row table:style-name="ro3">
          <table:table-cell office:value-type="string" table:style-name="ce8">
            <text:p>Dependent on input</text:p>
          </table:table-cell>
          <table:table-cell table:style-name="ce8"/>
          <table:table-cell table:number-columns-repeated="24" table:style-name="ce3"/>
          <table:table-cell table:number-columns-repeated="16358"/>
        </table:table-row>
        <table:table-row table:style-name="ro3">
          <table:table-cell table:number-columns-repeated="6" table:style-name="ce1"/>
          <table:table-cell table:number-columns-repeated="20" table:style-name="ce3"/>
          <table:table-cell table:number-columns-repeated="16358"/>
        </table:table-row>
        <table:table-row table:number-rows-repeated="2" table:style-name="ro3">
          <table:table-cell table:number-columns-repeated="7" table:style-name="ce1"/>
          <table:table-cell table:number-columns-repeated="19" table:style-name="ce3"/>
          <table:table-cell table:number-columns-repeated="16358"/>
        </table:table-row>
        <table:table-row table:number-rows-repeated="4" table:style-name="ro3">
          <table:table-cell table:number-columns-repeated="4" table:style-name="ce1"/>
          <table:table-cell table:number-columns-repeated="22" table:style-name="ce3"/>
          <table:table-cell table:number-columns-repeated="16358"/>
        </table:table-row>
        <table:table-row table:number-rows-repeated="937" table:style-name="ro3">
          <table:table-cell table:number-columns-repeated="26" table:style-name="ce3"/>
          <table:table-cell table:number-columns-repeated="16358"/>
        </table:table-row>
        <table:table-row table:number-rows-repeated="1047574" table:style-name="ro4">
          <table:table-cell table:number-columns-repeated="16384"/>
        </table:table-row>
      </table:table>
      <table:table table:name="Disasm" table:style-name="ta2">
        <table:table-column table:style-name="co13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16380" table:default-cell-style-name="ce1"/>
        <table:table-row table:style-name="ro2">
          <table:table-cell office:value-type="string" table:style-name="ce33">
            <text:p><text:a xlink:href="https://armconverter.com/?disasm">https://armconverter.com/?disasm</text:a>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1">
            <text:p>Code word</text:p>
          </table:table-cell>
          <table:table-cell office:value-type="string" table:style-name="ce1">
            <text:p>Revers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06D16C</text:p>
          </table:table-cell>
          <table:table-cell office:value-type="string" office:string-value="14176D15" table:formula="of:=DEC2HEX(HEX2DEC(IF(HEX2DEC([.$A4])&lt;HEX2DEC([.$C4]);14000000;18000000))+(HEX2DEC([.$C4])-HEX2DEC([.$A4]))/4;8)" table:style-name="ce1">
            <text:p>14176D15</text:p>
          </table:table-cell>
          <table:table-cell office:value-type="string" office:string-value="9F031EEB" table:formula="of:=MID([.$C4];7;2)&amp;MID([.$C4];5;2)&amp;MID([.$C4];3;2)&amp;MID([.$C4];1;2)" table:style-name="ce1">
            <text:p>9F031EE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90</text:p>
          </table:table-cell>
          <table:table-cell office:value-type="string" table:style-name="ce1">
            <text:p>F940037C</text:p>
          </table:table-cell>
          <table:table-cell office:value-type="string" office:string-value="7C0340F9" table:formula="of:=MID([.$C5];7;2)&amp;MID([.$C5];5;2)&amp;MID([.$C5];3;2)&amp;MID([.$C5];1;2)" table:style-name="ce1">
            <text:p>7C0340F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94</text:p>
          </table:table-cell>
          <table:table-cell office:value-type="string" table:style-name="ce1">
            <text:p>B400011C</text:p>
          </table:table-cell>
          <table:table-cell office:value-type="string" office:string-value="1C0100B4" table:formula="of:=MID([.$C6];7;2)&amp;MID([.$C6];5;2)&amp;MID([.$C6];3;2)&amp;MID([.$C6];1;2)" table:style-name="ce1">
            <text:p>1C0100B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98</text:p>
          </table:table-cell>
          <table:table-cell office:value-type="string" table:style-name="ce1">
            <text:p>EB19039F</text:p>
          </table:table-cell>
          <table:table-cell office:value-type="string" office:string-value="9F0319EB" table:formula="of:=MID([.$C7];7;2)&amp;MID([.$C7];5;2)&amp;MID([.$C7];3;2)&amp;MID([.$C7];1;2)" table:style-name="ce1">
            <text:p>9F0319E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9C</text:p>
          </table:table-cell>
          <table:table-cell office:value-type="string" table:style-name="ce1">
            <text:p>540000C0</text:p>
          </table:table-cell>
          <table:table-cell office:value-type="string" office:string-value="C0000054" table:formula="of:=MID([.$C8];7;2)&amp;MID([.$C8];5;2)&amp;MID([.$C8];3;2)&amp;MID([.$C8];1;2)" table:style-name="ce1">
            <text:p>C000005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A0</text:p>
          </table:table-cell>
          <table:table-cell office:value-type="string" table:style-name="ce1">
            <text:p>D503201F</text:p>
          </table:table-cell>
          <table:table-cell office:value-type="string" office:string-value="1F2003D5" table:formula="of:=MID([.$C9];7;2)&amp;MID([.$C9];5;2)&amp;MID([.$C9];3;2)&amp;MID([.$C9];1;2)" table:style-name="ce1">
            <text:p>1F2003D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A4</text:p>
          </table:table-cell>
          <table:table-cell office:value-type="string" table:style-name="ce1">
            <text:p>9100437B</text:p>
          </table:table-cell>
          <table:table-cell office:value-type="string" office:string-value="7B430091" table:formula="of:=MID([.$C10];7;2)&amp;MID([.$C10];5;2)&amp;MID([.$C10];3;2)&amp;MID([.$C10];1;2)" table:style-name="ce1">
            <text:p>7B43009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A8</text:p>
          </table:table-cell>
          <table:table-cell office:value-type="string" table:style-name="ce1">
            <text:p>D10007BD</text:p>
          </table:table-cell>
          <table:table-cell office:value-type="string" office:string-value="BD0700D1" table:formula="of:=MID([.$C11];7;2)&amp;MID([.$C11];5;2)&amp;MID([.$C11];3;2)&amp;MID([.$C11];1;2)" table:style-name="ce1">
            <text:p>BD0700D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AC</text:p>
          </table:table-cell>
          <table:table-cell office:value-type="string" table:style-name="ce1">
            <text:p>B5FFFF3D</text:p>
          </table:table-cell>
          <table:table-cell office:value-type="string" office:string-value="3DFFFFB5" table:formula="of:=MID([.$C12];7;2)&amp;MID([.$C12];5;2)&amp;MID([.$C12];3;2)&amp;MID([.$C12];1;2)" table:style-name="ce1">
            <text:p>3DFFFFB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B0</text:p>
          </table:table-cell>
          <table:table-cell office:value-type="string" table:style-name="ce1">
            <text:p>14000003</text:p>
          </table:table-cell>
          <table:table-cell office:value-type="string" office:string-value="03000014" table:formula="of:=MID([.$C13];7;2)&amp;MID([.$C13];5;2)&amp;MID([.$C13];3;2)&amp;MID([.$C13];1;2)" table:style-name="ce1">
            <text:p>0300001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B4</text:p>
          </table:table-cell>
          <table:table-cell office:value-type="string" table:style-name="ce1">
            <text:p>F9000379</text:p>
          </table:table-cell>
          <table:table-cell office:value-type="string" office:string-value="790300F9" table:formula="of:=MID([.$C14];7;2)&amp;MID([.$C14];5;2)&amp;MID([.$C14];3;2)&amp;MID([.$C14];1;2)" table:style-name="ce1">
            <text:p>790300F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B8</text:p>
          </table:table-cell>
          <table:table-cell office:value-type="string" table:style-name="ce1">
            <text:p>F900077A</text:p>
          </table:table-cell>
          <table:table-cell office:value-type="string" office:string-value="7A0700F9" table:formula="of:=MID([.$C15];7;2)&amp;MID([.$C15];5;2)&amp;MID([.$C15];3;2)&amp;MID([.$C15];1;2)" table:style-name="ce1">
            <text:p>7A0700F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BC</text:p>
          </table:table-cell>
          <table:table-cell office:value-type="string" table:style-name="ce1">
            <text:p>D65F03C0</text:p>
          </table:table-cell>
          <table:table-cell office:value-type="string" office:string-value="C0035FD6" table:formula="of:=MID([.$C16];7;2)&amp;MID([.$C16];5;2)&amp;MID([.$C16];3;2)&amp;MID([.$C16];1;2)" table:style-name="ce1">
            <text:p>C0035FD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C0</text:p>
          </table:table-cell>
          <table:table-cell office:value-type="string" table:style-name="ce1">
            <text:p>A9376BF9</text:p>
          </table:table-cell>
          <table:table-cell office:value-type="string" office:string-value="F96B37A9" table:formula="of:=MID([.$C17];7;2)&amp;MID([.$C17];5;2)&amp;MID([.$C17];3;2)&amp;MID([.$C17];1;2)" table:style-name="ce1">
            <text:p>F96B37A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C4</text:p>
          </table:table-cell>
          <table:table-cell office:value-type="string" table:style-name="ce1">
            <text:p>A93873FB</text:p>
          </table:table-cell>
          <table:table-cell office:value-type="string" office:string-value="FB7338A9" table:formula="of:=MID([.$C18];7;2)&amp;MID([.$C18];5;2)&amp;MID([.$C18];3;2)&amp;MID([.$C18];1;2)" table:style-name="ce1">
            <text:p>FB7338A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C8</text:p>
          </table:table-cell>
          <table:table-cell office:value-type="string" table:style-name="ce1">
            <text:p>A9397BFD</text:p>
          </table:table-cell>
          <table:table-cell office:value-type="string" office:string-value="FD7B39A9" table:formula="of:=MID([.$C19];7;2)&amp;MID([.$C19];5;2)&amp;MID([.$C19];3;2)&amp;MID([.$C19];1;2)" table:style-name="ce1">
            <text:p>FD7B39A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CC</text:p>
          </table:table-cell>
          <table:table-cell office:value-type="string" table:style-name="ce1">
            <text:p>91024299</text:p>
          </table:table-cell>
          <table:table-cell office:value-type="string" office:string-value="99420291" table:formula="of:=MID([.$C20];7;2)&amp;MID([.$C20];5;2)&amp;MID([.$C20];3;2)&amp;MID([.$C20];1;2)" table:style-name="ce1">
            <text:p>9942029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D0</text:p>
          </table:table-cell>
          <table:table-cell office:value-type="string" table:style-name="ce1">
            <text:p>F940033A</text:p>
          </table:table-cell>
          <table:table-cell office:value-type="string" office:string-value="3A0340F9" table:formula="of:=MID([.$C21];7;2)&amp;MID([.$C21];5;2)&amp;MID([.$C21];3;2)&amp;MID([.$C21];1;2)" table:style-name="ce1">
            <text:p>3A0340F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D4</text:p>
          </table:table-cell>
          <table:table-cell office:value-type="string" table:style-name="ce1">
            <text:p>D28012DD</text:p>
          </table:table-cell>
          <table:table-cell office:value-type="string" office:string-value="DD1280D2" table:formula="of:=MID([.$C22];7;2)&amp;MID([.$C22];5;2)&amp;MID([.$C22];3;2)&amp;MID([.$C22];1;2)" table:style-name="ce1">
            <text:p>DD1280D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D8</text:p>
          </table:table-cell>
          <table:table-cell office:value-type="string" table:style-name="ce1">
            <text:p>9002E19B</text:p>
          </table:table-cell>
          <table:table-cell office:value-type="string" office:string-value="9BE10290" table:formula="of:=MID([.$C23];7;2)&amp;MID([.$C23];5;2)&amp;MID([.$C23];3;2)&amp;MID([.$C23];1;2)" table:style-name="ce1">
            <text:p>9BE1029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DC</text:p>
          </table:table-cell>
          <table:table-cell office:value-type="string" table:style-name="ce1">
            <text:p>911A637B</text:p>
          </table:table-cell>
          <table:table-cell office:value-type="string" office:string-value="7B631A91" table:formula="of:=MID([.$C24];7;2)&amp;MID([.$C24];5;2)&amp;MID([.$C24];3;2)&amp;MID([.$C24];1;2)" table:style-name="ce1">
            <text:p>7B631A9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E0</text:p>
          </table:table-cell>
          <table:table-cell office:value-type="string" table:style-name="ce1">
            <text:p>97FFFFEC</text:p>
          </table:table-cell>
          <table:table-cell office:value-type="string" office:string-value="ECFFFF97" table:formula="of:=MID([.$C25];7;2)&amp;MID([.$C25];5;2)&amp;MID([.$C25];3;2)&amp;MID([.$C25];1;2)" table:style-name="ce1">
            <text:p>ECFFFF9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E4</text:p>
          </table:table-cell>
          <table:table-cell office:value-type="string" table:style-name="ce1">
            <text:p>A9776BF9</text:p>
          </table:table-cell>
          <table:table-cell office:value-type="string" office:string-value="F96B77A9" table:formula="of:=MID([.$C26];7;2)&amp;MID([.$C26];5;2)&amp;MID([.$C26];3;2)&amp;MID([.$C26];1;2)" table:style-name="ce1">
            <text:p>F96B77A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E8</text:p>
          </table:table-cell>
          <table:table-cell office:value-type="string" table:style-name="ce1">
            <text:p>A97873FB</text:p>
          </table:table-cell>
          <table:table-cell office:value-type="string" office:string-value="FB7378A9" table:formula="of:=MID([.$C27];7;2)&amp;MID([.$C27];5;2)&amp;MID([.$C27];3;2)&amp;MID([.$C27];1;2)" table:style-name="ce1">
            <text:p>FB7378A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EC</text:p>
          </table:table-cell>
          <table:table-cell office:value-type="string" table:style-name="ce1">
            <text:p>A9797BFD</text:p>
          </table:table-cell>
          <table:table-cell office:value-type="string" office:string-value="FD7B79A9" table:formula="of:=MID([.$C28];7;2)&amp;MID([.$C28];5;2)&amp;MID([.$C28];3;2)&amp;MID([.$C28];1;2)" table:style-name="ce1">
            <text:p>FD7B79A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F0</text:p>
          </table:table-cell>
          <table:table-cell office:value-type="string" table:style-name="ce1">
            <text:p>F9004A88</text:p>
          </table:table-cell>
          <table:table-cell office:value-type="string" office:string-value="884A00F9" table:formula="of:=MID([.$C29];7;2)&amp;MID([.$C29];5;2)&amp;MID([.$C29];3;2)&amp;MID([.$C29];1;2)" table:style-name="ce1">
            <text:p>884A00F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F4</text:p>
          </table:table-cell>
          <table:table-cell office:value-type="string" office:string-value="17E892DF" table:formula="of:=DEC2HEX(HEX2DEC(IF(HEX2DEC([.$A30])&lt;HEX2DEC([.$C30]);14000000;18000000))+(HEX2DEC([.$C30])-HEX2DEC([.$A30]))/4;8)" table:style-name="ce1">
            <text:p>17E892DF</text:p>
          </table:table-cell>
          <table:table-cell office:value-type="string" office:string-value="1F2003D5" table:formula="of:=MID([.$C30];7;2)&amp;MID([.$C30];5;2)&amp;MID([.$C30];3;2)&amp;MID([.$C30];1;2)" table:style-name="ce1">
            <text:p>1F2003D5</text:p>
          </table:table-cell>
          <table:table-cell table:number-columns-repeated="16380"/>
        </table:table-row>
        <table:table-row table:number-rows-repeated="104854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yperlink" style:family="table-cell" style:data-style-name="N0">
      <style:text-properties fo:color="#000000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in" fo:margin-bottom="0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in" fo:margin-left="0.7in" fo:margin-right="0.7in" fo:margin-bottom="0in"/>
      </style:header-style>
      <style:footer-style>
        <style:header-footer-properties fo:min-height="0.3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2-05-28T03:47:27Z</meta:creation-date>
    <dc:date>2022-05-28T23:30:56Z</dc:date>
  </office:meta>
</office:document-meta>
</file>